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, arial, times, serif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Standard" style:master-page-name="First_20_Page">
      <style:paragraph-properties fo:line-height="150%"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center" style:justify-single-word="false"/>
    </style:style>
    <style:style style:name="P11" style:family="paragraph" style:parent-style-name="Standard">
      <style:paragraph-properties fo:line-height="150%" fo:text-align="start" style:justify-single-word="false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style:font-name="Times New Roman1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 style:master-page-name="Convert_20_1">
      <style:paragraph-properties fo:line-height="150%"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 style:master-page-name="Convert_20_2">
      <style:paragraph-properties fo:line-height="150%" fo:text-align="center" style:justify-single-word="false" style:page-number="auto"/>
      <style:text-properties fo:font-size="14pt" style:font-size-asian="14pt" style:font-size-complex="14pt"/>
    </style:style>
    <style:style style:name="P15" style:family="paragraph">
      <style:paragraph-properties fo:text-align="center" style:writing-mode="lr-tb"/>
    </style:style>
    <style:style style:name="P16" style:family="paragraph">
      <style:paragraph-properties fo:text-align="center"/>
    </style:style>
    <style:style style:name="T1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name-complex="Times New Roman" style:font-size-complex="14pt" style:font-weight-complex="normal"/>
    </style:style>
    <style:style style:name="T2" style:family="text"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name-complex="Times New Roman" style:font-size-complex="14pt" style:font-weight-complex="bold"/>
    </style:style>
    <style:style style:name="T3" style:family="text">
      <style:text-properties fo:font-variant="normal" fo:text-transform="none" fo:color="#000000" style:font-name="Times New Roman" fo:letter-spacing="normal" fo:font-style="normal" fo:font-weight="normal" style:font-style-asian="normal" style:font-weight-asian="normal" style:font-name-complex="Times New Roman" style:font-weight-complex="normal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font-name="Times New Roman" fo:letter-spacing="normal" fo:font-style="normal"/>
    </style:style>
    <style:style style:name="T6" style:family="text">
      <style:text-properties fo:font-variant="normal" fo:text-transform="none" fo:color="#000000" style:font-name="Times New Roman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000000" style:font-name="Times New Roman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9" style:family="text">
      <style:text-properties fo:color="#000000" style:font-name="Times New Roman1" fo:font-size="14pt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Times New Roman" fo:font-weight="bold" style:font-weight-asian="bold" style:font-weight-complex="bold"/>
    </style:style>
    <style:style style:name="T13" style:family="text">
      <style:text-properties style:font-name="Times New Roman" fo:font-weight="normal" style:font-weight-asian="normal" style:font-weight-complex="normal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gr1" style:family="graphic">
      <style:graphic-properties draw:stroke="solid" svg:stroke-width="0.0201in" svg:stroke-color="#808080" draw:stroke-linejoin="round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102in" svg:stroke-color="#000000" draw:stroke-linejoin="round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PORAN KERJA PRAKTEK</text:p>
      <text:p text:style-name="P1">SEMESTER GENAP 2012/2013</text:p>
      <text:p text:style-name="P1">PERIODE 04-2013 s/d 06-2013</text:p>
      <text:p text:style-name="P1"/>
      <text:p text:style-name="P1">PERANCANGAN PERANGKAT LUNAK SISTEM PENGANTARAN BARANG PT GRESINDO</text:p>
      <text:p text:style-name="P1"/>
      <text:p text:style-name="P5">DISUSUN OLEH :</text:p>
      <text:p text:style-name="P5"/>
      <text:p text:style-name="P5"><text:bookmark text:name="ctl00_ContentPlaceHolder1_labelNama"/><text:span text:style-name="Strong_20_Emphasis"><text:span text:style-name="T7">DEBORA VALENTINA</text:span></text:span><text:span text:style-name="T13"> </text:span></text:p>
      <text:p text:style-name="P5"><text:bookmark text:name="ctl00_ContentPlaceHolder1_labelNim"/><text:span text:style-name="Strong_20_Emphasis"><text:span text:style-name="T7">1401137396</text:span></text:span><text:span text:style-name="T13"> </text:span></text:p>
      <text:p text:style-name="P5">RADITYA DANANG DIMASAJI</text:p>
      <text:p text:style-name="P5">1401077453</text:p>
      <text:p text:style-name="P5">REYHANNANDA XAVIER CASELA AZHARI</text:p>
      <text:p text:style-name="P1"><text:span text:style-name="Strong_20_Emphasis"><text:span text:style-name="T3">1401076223</text:span></text:span></text:p>
      <text:p text:style-name="P1"><text:span text:style-name="Strong_20_Emphasis"><text:span text:style-name="T3"/></text:span></text:p>
      <text:p text:style-name="P5">SCHOOL OF COMPUTER SCIENCE </text:p>
      <text:p text:style-name="P1"><text:span text:style-name="Strong_20_Emphasis"><text:span text:style-name="T3">COMPUTER SCIENCE DEPARTMENT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UNIVERSITAS BINA NUSANTARA</text:p>
      <text:p text:style-name="P1">JAKARTA</text:p>
      <text:p text:style-name="P1"><text:span text:style-name="Strong_20_Emphasis"><text:span text:style-name="T3">2013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3">LAPORAN KERJA PRAKTEK</text:p>
      <text:p text:style-name="P1">SEMESTER GENAP 2012/2013</text:p>
      <text:p text:style-name="P1">PERIODE 04-2013 s/d 06-2013</text:p>
      <text:p text:style-name="P5"/>
      <text:p text:style-name="P1">PERANCANGAN PERANGKAT LUNAK SISTEM PENGANTARAN BARANG PT GRESINDO</text:p>
      <text:p text:style-name="P12">Diajukan sebagai salah satu syarat</text:p>
      <text:p text:style-name="P10"><text:span text:style-name="T9"><text:s/>Untuk kelulusan mata kuliah Kerja Praktek </text:span></text:p>
      <text:p text:style-name="P12">SCHOOL OF COMPUTER SCIENCE </text:p>
      <text:p text:style-name="P12">COMPUTER SCIENCE DEPARTMENT </text:p>
      <text:p text:style-name="P12">Jenjang Studi Strata 1 </text:p>
      <text:p text:style-name="P5"/>
      <text:p text:style-name="P5">DISUSUN OLEH :</text:p>
      <text:p text:style-name="P5"><text:span text:style-name="Strong_20_Emphasis"><text:span text:style-name="T7">DEBORA VALENTINA</text:span></text:span><text:span text:style-name="T13"> </text:span></text:p>
      <text:p text:style-name="P5"><text:span text:style-name="Strong_20_Emphasis"><text:span text:style-name="T7">1401137396</text:span></text:span><text:span text:style-name="T13"> </text:span></text:p>
      <text:p text:style-name="P5">RADITYA DANANG DIMASAJI</text:p>
      <text:p text:style-name="P5">1401077453</text:p>
      <text:p text:style-name="P5">REYHANNANDA XAVIER CASELA AZHARI</text:p>
      <text:p text:style-name="P10"><text:bookmark text:name="ctl00_ContentPlaceHolder1_labelNim1"/><text:span text:style-name="Strong_20_Emphasis"><text:span text:style-name="T1">1401076223</text:span></text:span> </text:p>
      <text:p text:style-name="P5"/>
      <text:p text:style-name="P5">&lt;&lt;ALAMAT PERUSAHAAN&gt;&gt;</text:p>
      <text:p text:style-name="P5"/>
      <text:p text:style-name="P5"/>
      <text:p text:style-name="P1">UNIVERSITAS BINA NUSANTARA</text:p>
      <text:p text:style-name="P1">JAKARTA</text:p>
      <text:p text:style-name="P1"><text:span text:style-name="Strong_20_Emphasis"><text:span text:style-name="T3">2013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4">Universitas Bina Nusantara</text:p>
      <text:p text:style-name="P5"><draw:line text:anchor-type="char" draw:z-index="0" draw:style-name="gr1" draw:text-style-name="P15" svg:x1="0.0181in" svg:y1="0.0327in" svg:x2="6.6638in" svg:y2="0.0327in"><text:p/></draw:line></text:p>
      <text:p text:style-name="P5">Pernyataan Keaslian Laporan Kerja Praktek</text:p>
      <text:p text:style-name="P5"/>
      <text:p text:style-name="P6">Pernyataan Penyusunan Laporan Kerja Praktek</text:p>
      <text:p text:style-name="P6"/>
      <text:p text:style-name="P6">Kami, Debora Valentina</text:p>
      <text:p text:style-name="P6"><text:tab/> Raditya Danang Dimasaji</text:p>
      <text:p text:style-name="P6"><text:tab/> Reyhannanda Xavier Casela Azhari</text:p>
      <text:p text:style-name="P6"/>
      <text:p text:style-name="P6">dengan ini menyatakan bahwa Laporan Kerja Praktek yang berjudul :</text:p>
      <text:p text:style-name="P6"/>
      <text:p text:style-name="P5"><text:s/></text:p>
      <text:p text:style-name="P8">PERANCANGAN PERANGKAT LUNAK SISTEM PENGANTARAN BARANG PT GRESINDO</text:p>
      <text:p text:style-name="P8"/>
      <text:p text:style-name="P9">adalah benar hasil karya kami dan belum pernah diajukan sebagai karya ilmiah, sebagian atau seluruhnya, atas nama kami atau pihak lain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pan text:style-name="T14"><text:s text:c="6"/>Debora Valentina <text:s text:c="13"/>Raditya Danang D. <text:s text:c="9"/>Reyhannanda Xavier C. A<text:tab/><text:tab/></text:span></text:p>
      <text:p text:style-name="P11"><draw:line text:anchor-type="paragraph" draw:z-index="3" draw:style-name="gr3" draw:text-style-name="P16" svg:x1="1.7055in" svg:y1="-0.0575in" svg:x2="0.3201in" svg:y2="-0.0575in"><text:p/></draw:line><draw:line text:anchor-type="char" draw:z-index="1" draw:style-name="gr2" draw:text-style-name="P15" svg:x1="4.3307in" svg:y1="-0.0425in" svg:x2="6.2996in" svg:y2="-0.0425in"><text:p/></draw:line><text:span text:style-name="T14"> <text:s text:c="9"/></text:span><text:span text:style-name="Strong_20_Emphasis"><text:span text:style-name="T8">1401137396</text:span></text:span><text:span text:style-name="T14"> <text:s text:c="22"/></text:span><draw:line text:anchor-type="char" draw:z-index="2" draw:style-name="gr2" draw:text-style-name="P15" svg:x1="2.2992in" svg:y1="-0.0343in" svg:x2="3.7783in" svg:y2="-0.0362in"><text:p/></draw:line><text:span text:style-name="T14">1401077453<text:tab/> <text:s text:c="16"/>1401076223<text:tab/></text:span></text:p>
      <text:p text:style-name="P7"><text:span text:style-name="Strong_20_Emphasis"><text:span text:style-name="T2"/></text:span></text:p>
      <text:p text:style-name="P7"><text:soft-page-break/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verdana" svg:font-family="verdana, arial, times, serif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i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top="0.361in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footer>
        <text:p text:style-name="MP1"><text:page-number text:select-page="current">ii</text:page-number></text:p>
      </style:footer>
    </style:master-page>
    <style:master-page style:name="Convert_20_2" style:display-name="Convert 2" style:page-layout-name="Mpm2">
      <style:footer>
        <text:p text:style-name="MP1"><text:page-number text:select-page="current">iv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5T19:16:38.23</meta:creation-date>
    <dc:date>2013-06-15T19:55:18.55</dc:date>
    <meta:editing-duration>PT36M24S</meta:editing-duration>
    <meta:editing-cycles>22</meta:editing-cycles>
    <meta:generator>OpenOffice.org/3.4.1$Win32 OpenOffice.org_project/341m1$Build-9593</meta:generator>
    <meta:document-statistic meta:table-count="0" meta:image-count="0" meta:object-count="0" meta:page-count="4" meta:paragraph-count="50" meta:word-count="183" meta:character-count="1444"/>
  </office:meta>
</office:document-meta>
</file>